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: 8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7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7.737" calcext:value-type="float">
            <text:p>77.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6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2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8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0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8005" calcext:value-type="float">
            <text:p>98.800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6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35" calcext:value-type="float">
            <text:p>98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8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4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0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0.0292" calcext:value-type="float">
            <text:p>90.0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6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4708" calcext:value-type="float">
            <text:p>85.4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2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23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9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6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2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0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9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7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3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0265" calcext:value-type="float">
            <text:p>94.0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9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0312" calcext:value-type="float">
            <text:p>88.0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5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8358" calcext:value-type="float">
            <text:p>68.835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4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0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6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5339" calcext:value-type="float">
            <text:p>87.5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5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9.7846" calcext:value-type="float">
            <text:p>69.7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1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4" calcext:value-type="float">
            <text:p>97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0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2703" calcext:value-type="float">
            <text:p>89.270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5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1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16:00.641311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21:06.45875580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0" meta:object-count="0"/>
  </office:meta>
</office:document-meta>
</file>